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efects</text:p>
          </table:table-cell>
          <table:table-cell table:style-name="ce1" office:value-type="string" calcext:value-type="string">
            <text:p>Sr (scor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0+([.B2]-[.B4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([.B3]-[.$B$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]+([.B4]-[.$B$4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+([.B5]-[.$B$4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([.B6]-[.$B$45]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6]+([.B7]-[.$B$4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]+([.B8]-[.$B$4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([.B9]-[.$B$4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([.B10]-[.$B$4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0]+([.B11]-[.$B$4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1]+([.B12]-[.$B$4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2]+([.B13]-[.$B$4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([.B14]-[.$B$4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4]+([.B15]-[.$B$4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([.B16]-[.$B$4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6]+([.B17]-[.$B$4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([.B18]-[.$B$4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([.B19]-[.$B$4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19]+([.B20]-[.$B$4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]+([.B21]-[.$B$4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21]+([.B22]-[.$B$4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([.B23]-[.$B$4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+([.B24]-[.$B$4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4]+([.B25]-[.$B$4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5]+([.B26]-[.$B$4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+([.B27]-[.$B$4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([.B28]-[.$B$4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28]+([.B29]-[.$B$4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([.B30]-[.$B$4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0]+([.B31]-[.$B$4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([.B32]-[.$B$4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32]+([.B33]-[.$B$4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([.B34]-[.$B$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([.B35]-[.$B$4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35]+([.B36]-[.$B$4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+([.B37]-[.$B$4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7]+([.B38]-[.$B$4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38]+([.B39]-[.$B$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39]+([.B40]-[.$B$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([.B41]-[.$B$45])"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41])" office:value-type="float" office:value="2.15" calcext:value-type="float">
            <text:p>2.15</text:p>
          </table:table-cell>
          <table:table-cell/>
        </table:table-row>
        <table:table-row table:style-name="ro1">
          <table:table-cell office:value-type="string" calcext:value-type="string">
            <text:p>Flat Average:</text:p>
          </table:table-cell>
          <table:table-cell table:formula="of:=ROUND([.B4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g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dev. :</text:p>
          </table:table-cell>
          <table:table-cell table:formula="of:=STDEV([.B2:.B41])" office:value-type="float" office:value="1.54504999504207" calcext:value-type="float">
            <text:p>1.54504999504207</text:p>
          </table:table-cell>
          <table:table-cell/>
        </table:table-row>
        <table:table-row table:style-name="ro1">
          <table:table-cell office:value-type="string" calcext:value-type="string">
            <text:p>Standard err:</text:p>
          </table:table-cell>
          <table:table-cell table:formula="of:=[.B47]/SQRT(100)" office:value-type="float" office:value="0.154504999504207" calcext:value-type="float">
            <text:p>0.154504999504207</text:p>
          </table:table-cell>
          <table:table-cell/>
        </table:table-row>
        <table:table-row table:style-name="ro1">
          <table:table-cell office:value-type="string" calcext:value-type="string">
            <text:p>2StdErr</text:p>
          </table:table-cell>
          <table:table-cell table:formula="of:=2*[.B48]" office:value-type="float" office:value="0.309009999008413" calcext:value-type="float">
            <text:p>0.3090099990084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09:22:27.589131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8:55:44.604539658</meta:creation-date>
    <dc:date>2019-10-31T09:19:53.073242780</dc:date>
    <meta:editing-duration>PT3M8S</meta:editing-duration>
    <meta:editing-cycles>2</meta:editing-cycles>
    <meta:generator>LibreOffice/6.0.7.3$Linux_X86_64 LibreOffice_project/00m0$Build-3</meta:generator>
    <meta:document-statistic meta:table-count="1" meta:cell-count="134" meta:object-count="0"/>
  </office:meta>
</office:document-meta>
</file>